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09in"/>
    </style:style>
    <style:style style:name="co2" style:family="table-column">
      <style:table-column-properties fo:break-before="auto" style:column-width="0.4827in"/>
    </style:style>
    <style:style style:name="co3" style:family="table-column">
      <style:table-column-properties fo:break-before="auto" style:column-width="0.4929in"/>
    </style:style>
    <style:style style:name="co4" style:family="table-column">
      <style:table-column-properties fo:break-before="auto" style:column-width="0.9193in"/>
    </style:style>
    <style:style style:name="co5" style:family="table-column">
      <style:table-column-properties fo:break-before="auto" style:column-width="0.6244in"/>
    </style:style>
    <style:style style:name="co6" style:family="table-column">
      <style:table-column-properties fo:break-before="auto" style:column-width="1.0283in"/>
    </style:style>
    <style:style style:name="co7" style:family="table-column">
      <style:table-column-properties fo:break-before="auto" style:column-width="0.9409in"/>
    </style:style>
    <style:style style:name="co8" style:family="table-column">
      <style:table-column-properties fo:break-before="auto" style:column-width="2.4484in"/>
    </style:style>
    <style:style style:name="co9" style:family="table-column">
      <style:table-column-properties fo:break-before="auto" style:column-width="0.4492in"/>
    </style:style>
    <style:style style:name="co10" style:family="table-column">
      <style:table-column-properties fo:break-before="auto" style:column-width="0.5043in"/>
    </style:style>
    <style:style style:name="co11" style:family="table-column">
      <style:table-column-properties fo:break-before="auto" style:column-width="0.548in"/>
    </style:style>
    <style:style style:name="co12" style:family="table-column">
      <style:table-column-properties fo:break-before="auto" style:column-width="1.1484in"/>
    </style:style>
    <style:style style:name="co13" style:family="table-column">
      <style:table-column-properties fo:break-before="auto" style:column-width="0.7008in"/>
    </style:style>
    <style:style style:name="co14" style:family="table-column">
      <style:table-column-properties fo:break-before="auto" style:column-width="0.7335in"/>
    </style:style>
    <style:style style:name="co15" style:family="table-column">
      <style:table-column-properties fo:break-before="auto" style:column-width="0.7445in"/>
    </style:style>
    <style:style style:name="co16" style:family="table-column">
      <style:table-column-properties fo:break-before="auto" style:column-width="1.0508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11111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2" table:default-cell-style-name="Default"/>
        <table:table-column table:style-name="co17" table:number-columns-repeated="1005" table:default-cell-style-name="Default"/>
        <table:table-row table:style-name="ro1">
          <table:table-cell table:style-name="ce1" office:value-type="string">
            <text:p>#bot_name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shield_rege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explosion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xspread</text:p>
          </table:table-cell>
          <table:table-cell table:style-name="ce1" office:value-type="string">
            <text:p>yspread</text:p>
          </table:table-cell>
          <table:table-cell table:style-name="ce1" table:number-columns-repeated="1005"/>
        </table:table-row>
        <table:table-row table:style-name="ro1">
          <table:table-cell office:value-type="string">
            <text:p>bot_blue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aser_bot</text:p>
          </table:table-cell>
          <table:table-cell office:value-type="string">
            <text:p>laser_blue</text:p>
          </table:table-cell>
          <table:table-cell office:value-type="string">
            <text:p>2D/Equipment/bot_blue.png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death_explosion</text:p>
          </table:table-cell>
          <table:table-cell office:value-type="string">
            <text:p>circle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bot_red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aser_bot</text:p>
          </table:table-cell>
          <table:table-cell office:value-type="string">
            <text:p>laser_blue</text:p>
          </table:table-cell>
          <table:table-cell office:value-type="string">
            <text:p>2D/Equipment/bot_red.png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death_explosion</text:p>
          </table:table-cell>
          <table:table-cell office:value-type="string">
            <text:p>rectangle</text:p>
          </table:table-cell>
          <table:table-cell office:value-type="float" office:value="150">
            <text:p>150</text:p>
          </table:table-cell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bot_gre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aser_bot</text:p>
          </table:table-cell>
          <table:table-cell office:value-type="string">
            <text:p>laser_blue</text:p>
          </table:table-cell>
          <table:table-cell office:value-type="string">
            <text:p>2D/Equipment/bot_green.png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death_explosion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bo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aser_bot</text:p>
          </table:table-cell>
          <table:table-cell office:value-type="string">
            <text:p>laser_blue</text:p>
          </table:table-cell>
          <table:table-cell office:value-type="string">
            <text:p>2D/Equipment/bot.png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death_explosion</text:p>
          </table:table-cell>
          <table:table-cell office:value-type="string">
            <text:p>circle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4/15/2016</text:date>, <text:time>00:5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15T00:50:57.76</dc:date>
    <dc:creator>Wister </dc:creator>
    <meta:editing-duration>PT4M13S</meta:editing-duration>
    <meta:editing-cycles>7</meta:editing-cycles>
    <meta:document-statistic meta:table-count="1" meta:cell-count="95" meta:object-count="0"/>
  </office:meta>
</office:document-meta>
</file>